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Symbol" svg:font-family="Symbol" style:font-family-generic="roman" style:font-pitch="variable" style:font-charset="x-symbol"/>
  </office:font-face-decls>
  <office:automatic-styles>
    <style:style style:name="P1" style:family="paragraph" style:parent-style-name="Standard" style:master-page-name="MP0">
      <style:paragraph-properties style:page-number="auto" fo:break-before="page"/>
      <style:text-properties style:text-underline-style="solid" style:text-underline-width="auto" style:text-underline-color="font-color" style:text-underline-mode="continuous" style:text-overline-mode="continuous" style:text-line-through-mode="continuous"/>
    </style:style>
    <style:style style:name="P2" style:family="paragraph" style:parent-style-name="Standard">
      <style:text-properties fo:font-weight="bold" officeooo:rsid="00045c28" officeooo:paragraph-rsid="00045c28" style:font-weight-asian="bold" style:font-weight-complex="bold"/>
    </style:style>
    <style:style style:name="P3" style:family="paragraph" style:parent-style-name="Standard">
      <style:text-properties officeooo:rsid="00045c28" officeooo:paragraph-rsid="00045c28"/>
    </style:style>
    <style:style style:name="P4" style:family="paragraph" style:parent-style-name="Standard">
      <style:text-properties officeooo:rsid="00066957" officeooo:paragraph-rsid="000d7169"/>
    </style:style>
    <style:style style:name="P5" style:family="paragraph" style:parent-style-name="Standard">
      <style:text-properties officeooo:rsid="00103177" officeooo:paragraph-rsid="00103177"/>
    </style:style>
    <style:style style:name="P6" style:family="paragraph" style:parent-style-name="Standard">
      <style:text-properties officeooo:paragraph-rsid="00064cce"/>
    </style:style>
    <style:style style:name="P7" style:family="paragraph" style:parent-style-name="Standard">
      <style:text-properties officeooo:rsid="0023e426" officeooo:paragraph-rsid="0023e426"/>
    </style:style>
    <style:style style:name="P8" style:family="paragraph" style:parent-style-name="Standard">
      <style:text-properties officeooo:rsid="002ae9d0" officeooo:paragraph-rsid="00315a48"/>
    </style:style>
    <style:style style:name="P9" style:family="paragraph" style:parent-style-name="Standard">
      <style:text-properties officeooo:rsid="00327ead" officeooo:paragraph-rsid="00327ead"/>
    </style:style>
    <style:style style:name="P10" style:family="paragraph" style:parent-style-name="Standard">
      <style:text-properties style:text-underline-style="solid" style:text-underline-width="auto" style:text-underline-color="font-color" officeooo:rsid="003c7055" officeooo:paragraph-rsid="003c7055"/>
    </style:style>
    <style:style style:name="P11" style:family="paragraph" style:parent-style-name="Standard">
      <style:text-properties style:text-underline-style="none" officeooo:rsid="003c7055" officeooo:paragraph-rsid="003c7055"/>
    </style:style>
    <style:style style:name="P12" style:family="paragraph" style:parent-style-name="Standard">
      <style:text-properties style:text-underline-style="none" officeooo:rsid="003c7055" officeooo:paragraph-rsid="003e8f57"/>
    </style:style>
    <style:style style:name="P13" style:family="paragraph" style:parent-style-name="Footnote">
      <style:text-properties officeooo:paragraph-rsid="003e3c96"/>
    </style:style>
    <style:style style:name="P14" style:family="paragraph" style:parent-style-name="Standard">
      <style:text-properties style:text-underline-style="none" officeooo:rsid="003c7055" officeooo:paragraph-rsid="003e3c96"/>
    </style:style>
    <style:style style:name="P15" style:family="paragraph" style:parent-style-name="Standard">
      <style:text-properties fo:color="#000000" loext:opacity="100%" style:text-underline-style="solid" style:text-underline-width="auto" style:text-underline-color="font-color" fo:font-weight="bold" officeooo:rsid="00450555" officeooo:paragraph-rsid="00450555" style:font-weight-asian="bold" style:font-weight-complex="bold"/>
    </style:style>
    <style:style style:name="P16" style:family="paragraph" style:parent-style-name="Standard">
      <style:text-properties fo:color="#000000" loext:opacity="100%" fo:font-style="normal" style:text-underline-style="none" fo:font-weight="normal" officeooo:rsid="00467a66" officeooo:paragraph-rsid="004865e8" style:font-style-asian="normal" style:font-weight-asian="normal" style:font-style-complex="normal" style:font-weight-complex="normal"/>
    </style:style>
    <style:style style:name="P17" style:family="paragraph" style:parent-style-name="Standard">
      <style:text-properties fo:color="#000000" loext:opacity="100%" fo:font-style="normal" style:text-underline-style="none" fo:font-weight="normal" officeooo:rsid="004865e8" officeooo:paragraph-rsid="004865e8" style:font-style-asian="normal" style:font-weight-asian="normal" style:font-style-complex="normal" style:font-weight-complex="normal"/>
    </style:style>
    <style:style style:name="P18" style:family="paragraph" style:parent-style-name="Standard">
      <style:text-properties officeooo:paragraph-rsid="00492d61"/>
    </style:style>
    <style:style style:name="P19"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T1" style:family="text">
      <style:text-properties officeooo:rsid="000af89d"/>
    </style:style>
    <style:style style:name="T2" style:family="text">
      <style:text-properties officeooo:rsid="000d7169"/>
    </style:style>
    <style:style style:name="T3" style:family="text">
      <style:text-properties officeooo:rsid="00135e45"/>
    </style:style>
    <style:style style:name="T4" style:family="text">
      <style:text-properties officeooo:rsid="001abafe"/>
    </style:style>
    <style:style style:name="T5" style:family="text">
      <style:text-properties fo:font-style="normal" officeooo:rsid="000af89d" style:font-style-asian="normal" style:font-style-complex="normal"/>
    </style:style>
    <style:style style:name="T6" style:family="text">
      <style:text-properties officeooo:rsid="00166df8"/>
    </style:style>
    <style:style style:name="T7" style:family="text">
      <style:text-properties officeooo:rsid="00103177"/>
    </style:style>
    <style:style style:name="T8" style:family="text">
      <style:text-properties officeooo:rsid="001c5276"/>
    </style:style>
    <style:style style:name="T9" style:family="text">
      <style:text-properties officeooo:rsid="001d67f6"/>
    </style:style>
    <style:style style:name="T10" style:family="text">
      <style:text-properties officeooo:rsid="00204028"/>
    </style:style>
    <style:style style:name="T11" style:family="text">
      <style:text-properties officeooo:rsid="00200452"/>
    </style:style>
    <style:style style:name="T12" style:family="text">
      <style:text-properties officeooo:rsid="00064cce"/>
    </style:style>
    <style:style style:name="T13" style:family="text">
      <style:text-properties officeooo:rsid="0020ee3c"/>
    </style:style>
    <style:style style:name="T14" style:family="text">
      <style:text-properties officeooo:rsid="002215ed"/>
    </style:style>
    <style:style style:name="T15" style:family="text">
      <style:text-properties officeooo:rsid="002ae9d0"/>
    </style:style>
    <style:style style:name="T16" style:family="text">
      <style:text-properties officeooo:rsid="00504121"/>
    </style:style>
    <style:style style:name="T17" style:family="text">
      <style:text-properties officeooo:rsid="0024b8f9"/>
    </style:style>
    <style:style style:name="T18" style:family="text">
      <style:text-properties officeooo:rsid="006052d4"/>
    </style:style>
    <style:style style:name="T19" style:family="text">
      <style:text-properties officeooo:rsid="004bdc7d"/>
    </style:style>
    <style:style style:name="T20" style:family="text">
      <style:text-properties officeooo:rsid="002d6c6a"/>
    </style:style>
    <style:style style:name="T21" style:family="text">
      <style:text-properties officeooo:rsid="002f6c4f"/>
    </style:style>
    <style:style style:name="T22" style:family="text">
      <style:text-properties officeooo:rsid="005168e7"/>
    </style:style>
    <style:style style:name="T23" style:family="text">
      <style:text-properties officeooo:rsid="00585a2a"/>
    </style:style>
    <style:style style:name="T24" style:family="text">
      <style:text-properties fo:font-style="italic" style:font-style-asian="italic" style:font-style-complex="italic"/>
    </style:style>
    <style:style style:name="T25" style:family="text">
      <style:text-properties officeooo:rsid="0035c71a"/>
    </style:style>
    <style:style style:name="T26" style:family="text">
      <style:text-properties officeooo:rsid="006251c8"/>
    </style:style>
    <style:style style:name="T27" style:family="text">
      <style:text-properties officeooo:rsid="00369c44"/>
    </style:style>
    <style:style style:name="T28" style:family="text">
      <style:text-properties officeooo:rsid="00361cc9"/>
    </style:style>
    <style:style style:name="T29" style:family="text">
      <style:text-properties officeooo:rsid="003360e8"/>
    </style:style>
    <style:style style:name="T30" style:family="text">
      <style:text-properties officeooo:rsid="0034e8bc"/>
    </style:style>
    <style:style style:name="T31" style:family="text">
      <style:text-properties officeooo:rsid="003c7055"/>
    </style:style>
    <style:style style:name="T32" style:family="text">
      <style:text-properties style:text-underline-style="none"/>
    </style:style>
    <style:style style:name="T33" style:family="text">
      <style:text-properties style:text-underline-style="none" officeooo:rsid="004e5958"/>
    </style:style>
    <style:style style:name="T34" style:family="text">
      <style:text-properties style:text-underline-style="none" officeooo:rsid="00528ba7"/>
    </style:style>
    <style:style style:name="T35" style:family="text">
      <style:text-properties officeooo:rsid="0062b610"/>
    </style:style>
    <style:style style:name="T36" style:family="text">
      <style:text-properties style:text-position="super 67%"/>
    </style:style>
    <style:style style:name="T37" style:family="text">
      <style:text-properties fo:color="#000000" loext:opacity="100%" style:text-underline-style="none"/>
    </style:style>
    <style:style style:name="T38" style:family="text">
      <style:text-properties fo:color="#000000" loext:opacity="100%" style:text-underline-style="solid" style:text-underline-width="auto" style:text-underline-color="font-color" officeooo:rsid="003e3c96"/>
    </style:style>
    <style:style style:name="T39" style:family="text">
      <style:text-properties fo:color="#000000" loext:opacity="100%" style:text-underline-style="none" officeooo:rsid="003e3c96"/>
    </style:style>
    <style:style style:name="T40" style:family="text">
      <style:text-properties fo:color="#000000" loext:opacity="100%" style:text-underline-style="none" officeooo:rsid="003e8f57"/>
    </style:style>
    <style:style style:name="T41" style:family="text">
      <style:text-properties fo:color="#000000" loext:opacity="100%" style:text-underline-style="none" officeooo:rsid="00528ba7"/>
    </style:style>
    <style:style style:name="T42" style:family="text">
      <style:text-properties officeooo:rsid="003e3c96"/>
    </style:style>
    <style:style style:name="T43" style:family="text">
      <style:text-properties fo:font-size="10pt" officeooo:rsid="003e3c96" style:font-size-asian="10pt" style:font-size-complex="10pt"/>
    </style:style>
    <style:style style:name="T44" style:family="text">
      <style:text-properties fo:font-size="10pt" officeooo:rsid="0040709d" style:font-size-asian="10pt" style:font-size-complex="10pt"/>
    </style:style>
    <style:style style:name="T45" style:family="text">
      <style:text-properties fo:font-size="10pt" officeooo:rsid="004e5958" style:font-size-asian="10pt" style:font-size-complex="10pt"/>
    </style:style>
    <style:style style:name="T46" style:family="text">
      <style:text-properties fo:font-size="10pt" officeooo:rsid="00641624" style:font-size-asian="10pt" style:font-size-complex="10pt"/>
    </style:style>
    <style:style style:name="T47" style:family="text">
      <style:text-properties fo:font-size="10pt" officeooo:rsid="006561b9" style:font-size-asian="10pt" style:font-size-complex="10pt"/>
    </style:style>
    <style:style style:name="T48" style:family="text">
      <style:text-properties fo:font-size="10pt" officeooo:rsid="003e3c96" style:font-name-asian="Liberation Serif" style:font-size-asian="10pt" style:font-name-complex="Liberation Serif" style:font-size-complex="10pt"/>
    </style:style>
    <style:style style:name="T49" style:family="text">
      <style:text-properties fo:font-size="10pt" fo:font-style="italic" officeooo:rsid="003e3c96" style:font-size-asian="10pt" style:font-style-asian="italic" style:font-size-complex="10pt" style:font-style-complex="italic"/>
    </style:style>
    <style:style style:name="T50" style:family="text">
      <style:text-properties fo:font-size="10pt" style:font-size-asian="10pt" style:font-size-complex="10pt"/>
    </style:style>
    <style:style style:name="T51" style:family="text">
      <style:text-properties fo:font-size="10pt" officeooo:rsid="00656b9c" style:font-size-asian="10pt" style:font-size-complex="10pt"/>
    </style:style>
    <style:style style:name="T52" style:family="text">
      <style:text-properties fo:font-family="Bukyvede" style:font-family-generic="system" style:font-pitch="variable" fo:font-size="10pt" officeooo:rsid="003e3c96" style:font-family-asian="Bukyvede" style:font-family-generic-asian="system" style:font-pitch-asian="variable" style:font-size-asian="10pt" style:font-family-complex="Bukyvede" style:font-family-generic-complex="system" style:font-pitch-complex="variable" style:font-size-complex="10pt"/>
    </style:style>
    <style:style style:name="T53" style:family="text">
      <style:text-properties fo:font-size="10pt" officeooo:rsid="0040c6cf" style:font-size-asian="10pt" style:font-size-complex="10pt"/>
    </style:style>
    <style:style style:name="T54" style:family="text">
      <style:text-properties fo:color="#000000" loext:opacity="100%" style:text-underline-style="solid" style:text-underline-width="auto" style:text-underline-color="font-color" officeooo:rsid="003e8f57"/>
    </style:style>
    <style:style style:name="T55" style:family="text">
      <style:text-properties fo:color="#000000" loext:opacity="100%" style:text-underline-style="none" officeooo:rsid="00420ca9"/>
    </style:style>
    <style:style style:name="T56" style:family="text">
      <style:text-properties fo:color="#000000" loext:opacity="100%" style:text-underline-style="none" officeooo:rsid="0043f369"/>
    </style:style>
    <style:style style:name="T57" style:family="text">
      <style:text-properties fo:color="#000000" loext:opacity="100%" style:text-underline-style="none" officeooo:rsid="00450555"/>
    </style:style>
    <style:style style:name="T58" style:family="text">
      <style:text-properties officeooo:rsid="004865e8"/>
    </style:style>
    <style:style style:name="T59" style:family="text">
      <style:text-properties officeooo:rsid="004af8e8"/>
    </style:style>
    <style:style style:name="T60" style:family="text">
      <style:text-properties officeooo:rsid="0053b464"/>
    </style:style>
    <style:style style:name="T61" style:family="text">
      <style:text-properties officeooo:rsid="0054b44e"/>
    </style:style>
    <style:style style:name="T62" style:family="text">
      <style:text-properties officeooo:rsid="00492d61"/>
    </style:style>
    <style:style style:name="T63" style:family="text">
      <style:text-properties officeooo:rsid="004a9cb8"/>
    </style:style>
    <style:style style:name="T64" style:family="text">
      <style:text-properties officeooo:rsid="0057f1dc"/>
    </style:style>
    <style:style style:name="T65" style:family="text">
      <style:text-properties fo:font-style="normal" style:font-style-asian="normal" style:font-style-complex="normal"/>
    </style:style>
    <style:style style:name="T66" style:family="text">
      <style:text-properties fo:font-style="normal" officeooo:rsid="0057f1dc"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sis Plan</text:p>
      <text:p text:style-name="Standard"/>
      <text:p text:style-name="P2">Title: Computer-aided phonological investigation of early Slavonic manuscripts</text:p>
      <text:p text:style-name="P3"/>
      <text:p text:style-name="P4">There are two main reasons why applying computers to the study of early Slavic phonology is a good idea: one is the nature of Slavic itself at the time of its earliest attestations, <text:span text:style-name="T1">i.e. a system which sociologically at least is still seen as </text:span><text:span text:style-name="T2">unitary</text:span><text:span text:style-name="T1">, but whose unity is rapidly being undermined by very important structural differences in the </text:span><text:span text:style-name="T3">various dialects' </text:span><text:span text:style-name="T1">phonological systems. </text:span><text:span text:style-name="T2">These deep structural differences should manifest themselves across multiple classes of phonological feature</text:span><text:span text:style-name="T4">, as well as in morphological innovations</text:span><text:span text:style-name="T2">, so r</text:span><text:span text:style-name="T5">ather</text:span><text:span text:style-name="T1"> than study narrow feature</text:span><text:span text:style-name="T6">s</text:span><text:span text:style-name="T1"> of the texts</text:span><text:span text:style-name="T6"> individually</text:span><text:span text:style-name="T2">, we should aim to account for the</text:span><text:span text:style-name="T7">ir</text:span><text:span text:style-name="T2"> system</text:span><text:span text:style-name="T4">s</text:span><text:span text:style-name="T2"> as a whole, which requires the exhaustive investigation of multiple phonological </text:span><text:span text:style-name="T4">and morphological </text:span><text:span text:style-name="T2">features</text:span><text:span text:style-name="T7"> simultaneously.</text:span></text:p>
      <text:p text:style-name="P5">The second reason is that we now have lots of computer-readable data about many of the relevant texts<text:span text:style-name="T6">,</text:span> in corpora like Dr. Eckhoff's TOROT, and this can be used to massively speed up the kind of annotation that <text:span text:style-name="T6">is need</text:span><text:span text:style-name="T8">ed</text:span><text:span text:style-name="T6"> for the</text:span><text:span text:style-name="T8"> kind</text:span><text:span text:style-name="T9">s</text:span><text:span text:style-name="T8"> of holistic and multi-vector investigation</text:span><text:span text:style-name="T9">s</text:span><text:span text:style-name="T8"> mentioned above</text:span>.</text:p>
      <text:p text:style-name="Standard"/>
      <text:p text:style-name="P6"><text:span text:style-name="T10">Because the</text:span><text:span text:style-name="T7"> project </text:span><text:span text:style-name="T11">includes a significant methodological aspect, an</text:span><text:span text:style-name="T12"> article-based thesis</text:span><text:span text:style-name="T10"> is more appropriate than a monolithic study of one narrow question</text:span><text:span text:style-name="T13">, so I envisage a suite of four or five articles, one or two on computational and methodological aspects, and then three or four case-studies where I use those methods </text:span><text:span text:style-name="T14">on actual texts.</text:span></text:p>
      <text:p text:style-name="P6"/>
      <text:p text:style-name="Standard">The submitted piece is the Introduction and Section 1 of<text:span text:style-name="T10"> the first </text:span><text:span text:style-name="T13">of those</text:span><text:span text:style-name="T10"> article</text:span><text:span text:style-name="T13">s</text:span>, the aim of which is to provide theoretical justifications for my method of “phonologically annotating” early Slavic texts using Late Common Slavonic reconstructions, as well as to outline the principles behind my Autoreconstructor program, which uses alread<text:span text:style-name="T15">y</text:span>-existing TOROT annotations to help produce such reconstructions automatically.</text:p>
      <text:p text:style-name="P7">To repeat what is said in th<text:span text:style-name="T16">at</text:span> Introduction, Section 2 of that article will look at modern deep-learning-based morphological-tagging and lemmatisation as a way to expand the amount of <text:span text:style-name="T17">annotated </text:span>text <text:span text:style-name="T17">consumable by </text:span>the Autoreconstructor, and then those techniques will be applied in Section 3 to the Codex Assemanianus<text:note text:id="ftn1" text:note-class="footnote"><text:note-citation>1</text:note-citation><text:note-body><text:p text:style-name="Footnote">I have already <text:span text:style-name="T18">Glagoliticised and Cyrillicised</text:span> Jouko Lindstedt's <text:a xlink:type="simple" xlink:href="https://www.kielipankki.fi/download/ccmh-src/www/assemanianus.html" text:style-name="Internet_20_link" text:visited-style-name="Visited_20_Internet_20_Link">ASCII-encoded version</text:a><text:span text:style-name="T15"> of this text</text:span> <text:span text:style-name="T15">(</text:span>far more accurately than the woeful <text:a xlink:type="simple" xlink:href="https://titus.uni-frankfurt.de/texte/etcs/slav/aksl/asseman/assem.htm" text:style-name="Internet_20_link" text:visited-style-name="Visited_20_Internet_20_Link">TITUS</text:a> conversion<text:span text:style-name="T15">)</text:span>, and <text:span text:style-name="T18">the Cyrillic version is</text:span> on the <text:a xlink:type="simple" xlink:href="https://ocstexts.co.uk/" text:style-name="Internet_20_link" text:visited-style-name="Visited_20_Internet_20_Link"><text:span text:style-name="T19">ocstexts.co.uk</text:span></text:a> website, but with a<text:span text:style-name="T15">n </text:span>automatic lemmatisation and tagging based on (an improved version of) the outdated method described in Berdičeviskis, Eckhoff &amp; Gavrilova (2016)<text:span text:style-name="T15">.</text:span></text:p></text:note-body></text:note>.</text:p>
      <text:p text:style-name="P8">In Section 4 I will to extract as much information about <text:span text:style-name="T20">Assemanianus'</text:span> phonological and morphological system as possible with the least amount of effort,<text:span text:style-name="T21"> by Autoreconstructing it based on these wholly-automatic taggings,</text:span> and then <text:span text:style-name="T21">I'll </text:span>compare the conclusions <text:span text:style-name="T21">thus </text:span>draw<text:span text:style-name="T21">n</text:span> to what's already in the literature<text:span text:style-name="T21">,</text:span> as a way of testing just how<text:span text:style-name="T21"> far you can now get with no manual annotations at all.</text:span></text:p>
      <text:p text:style-name="P8"/>
      <text:p text:style-name="P9">The case-study articles will be more linguistically serious<text:note text:id="ftn2" text:note-class="footnote"><text:note-citation>2</text:note-citation><text:note-body><text:p text:style-name="Footnote">I would like to apply <text:span text:style-name="T22">more </text:span>modern phonological theory to my analysis of texts, but my experience of attending the Graduate Foundations Phonology <text:span text:style-name="T23">classes</text:span> last year suggests that generativists don't <text:span text:style-name="T19">have a clear idea of</text:span> the <text:span text:style-name="T19">boundary</text:span> between phonology and morphology (i.e. <text:span text:style-name="T19">they</text:span> think that words being derivationally or morphologically related has an effect on the phonemic identity of the forms; that a word like Ru. <text:span text:style-name="T24">моряк</text:span> contains an /o/ despite never being pronounced with one, or even that <text:span text:style-name="T24">нёс</text:span> contains an /e/<text:span text:style-name="T25">, or that Arabic broken-plurals </text:span><text:span text:style-name="T26">are</text:span><text:span text:style-name="T25"> a synchronically phonological phenomena rather than an obviously morphologi</text:span><text:span text:style-name="T27">cal</text:span><text:span text:style-name="T25"> one</text:span>)<text:span text:style-name="T28">.</text:span> <text:span text:style-name="T28">T</text:span>hings like Optimality Theory <text:span text:style-name="T19">seem to</text:span> <text:span text:style-name="T19">simply </text:span>restate facts <text:span text:style-name="T19">rather than explain anything</text:span> (e.g. Padgett 2001, the main idea of which, contrast-maximisation, is utterly independent of the Optimality-Theory framework surrounding it)<text:span text:style-name="T28">,</text:span> and even some of the more traditional structuralist tenets, according to which there should be no opposition between e.g. OCS /ję/ and /ę/ or /je/ and /e/ (since they are in total complementary distribution with each other), appear to be contradicted by the very history of OCS writing, where devices to disambiguate such pairs are literally spontaneously invented by the scribes (see pg. 9 of the submitted piece)<text:span text:style-name="T29">.</text:span></text:p></text:note-body></text:note><text:span text:style-name="T30"> </text:span><text:span text:style-name="T31">:</text:span></text:p>
      <text:p text:style-name="P9"/>
      <text:p text:style-name="P10"><text:soft-page-break/>Topic 1:<text:span text:style-name="T32"> Consonant-palatalisation, vowel-length, and syllabic-liquids in the earliest East Slavic: to what extent are the extreme structural difference</text:span><text:span text:style-name="T33">s</text:span><text:span text:style-name="T32"> seen today between </text:span><text:span text:style-name="T34">the two poles of </text:span><text:span text:style-name="T32">Russian and southwestern Ukrainian detectable in pre-Mongol Rus'ian texts?</text:span></text:p>
      <text:p text:style-name="P11">For this I would need to lemmatise, tag, and autoreconstruct (<text:span text:style-name="T35">and </text:span>then correct) 11<text:span text:style-name="Default_20_Paragraph_20_Font"><text:span text:style-name="T36">th</text:span></text:span> century East Slavic works like Ostromir’s Gospel, the Archangel’sk Gospel, and the Izborniki 1073 and 1076 <text:s/>(digitised in the <text:a xlink:type="simple" xlink:href="https://www.hf.ntnu.no/SofiaTrondheimCorpus/index2.html" text:style-name="Internet_20_link" text:visited-style-name="Visited_20_Internet_20_Link">Trondheim-Sofia corpus</text:a><text:span text:style-name="Hyperlink"><text:span text:style-name="T37">), and ideally also the Galician Gospel of 1144 (possibly necessitating AI transcription-tools, as explored in e.g. Rabus 2019).</text:span></text:span></text:p>
      <text:p text:style-name="P11"><text:span text:style-name="Hyperlink"><text:span text:style-name="T37"/></text:span></text:p>
      <text:p text:style-name="P12"><text:span text:style-name="Hyperlink"><text:span text:style-name="T38">Topic 2:</text:span></text:span><text:span text:style-name="Hyperlink"><text:span text:style-name="T39"> The same but for South-Slavic</text:span></text:span><text:span text:style-name="Hyperlink"><text:span text:style-name="T40">, focusing on classifying the OCS texts along </text:span></text:span><text:span text:style-name="Hyperlink"><text:span text:style-name="T41">a</text:span></text:span><text:span text:style-name="Hyperlink"><text:span text:style-name="T40"> spectrum from East Bulgarian to Serbian</text:span></text:span><text:span text:style-name="Hyperlink"><text:span text:style-name="T39"><text:note text:id="ftn3" text:note-class="footnote"><text:note-citation>3</text:note-citation><text:note-body><text:p text:style-name="P13"><text:span text:style-name="T42"><text:s text:c="2"/></text:span><text:span text:style-name="T43">My chief interest </text:span><text:span text:style-name="T44">with Topics 1 and 2</text:span><text:span text:style-name="T43"> will be in how system-level structural differences arising in the disintegrating Slavic dialects find expression in spellings, given that </text:span><text:span text:style-name="T45">our earliest texts</text:span><text:span text:style-name="T43"> purport to share a literary-medium but are from dialect-areas as diverse as northern Macedonian (verging on Serbian) and northern Russian, which occupy two ends of a spectrum along which Slavic phonological systems can be classified, viz. the extent of the development of phonemic secondary consonant-palatalisation before LCS front-vowels </text:span><text:span text:style-name="T46">and</text:span><text:span text:style-name="T43"> thus number of hard/soft consonant-pairs which are opposed to each other only by the distinctive-feature of 'tonality'. It can be seen from the phonological systems of modern Ukrainian and Russian that the more hard/soft consonant pairs </text:span><text:span text:style-name="T47">you have </text:span><text:span text:style-name="T43">in the system the greater the importance of these consonantal tonality-distinctions for the organisation of the system as a whole. </text:span><text:span text:style-name="T47">I</text:span><text:span text:style-name="T43">n Russian all consonants, even unpaired palatals like /č ž j š c/, are 'paradigmatically' hard or soft, meaning they determine the pronunication of surrounding vowel-phonemes and can never themselves be hardened or softened by surrounding vowels, whereas in Ukrainian, where phonemically soft labials and (dialectally) /r'/ have gone, it's the vowels which hold the whip-hand: /c/ is usually soft but hardens before /e/ and /</text:span><text:span text:style-name="Default_20_Paragraph_20_Font"><text:span text:style-name="T48">ÿ</text:span></text:span><text:span text:style-name="T43">/, whereas /č ž š/ are usually hard but soften before /i/ and when geminated. Precisely </text:span><text:span text:style-name="Default_20_Paragraph_20_Font"><text:span text:style-name="T49">when</text:span></text:span><text:span text:style-name="T43"> such differences arose in East Slavic is very difficult to determine, because of both the nature of the Cyrillic alphabet and the fact that pre-Mongol Rus', where we expect such differences to have developed, had basically a single written culture. <text:line-break/></text:span><text:span text:style-name="T50">In Townsend &amp; Janda (1996: 107-8) our attention is brought to a fascinating inverse-relationship in the Slavic dialects between the extent of phonemic tonality-distinctions in consonants on the one hand, and the longer maintenance of pitch-distinctions and distinctive vowel-length on the other. This is linked to earlier loss of jers in central vs. peripheral areas, with far southwestern Ukrainian being the most central </text:span><text:span text:style-name="T51">part</text:span><text:span text:style-name="T50"> </text:span><text:span text:style-name="T51">of East Slavic</text:span><text:span text:style-name="T50"> and thus most likely to have either lost or not developed secondary consonant palatalisation, and to have longer maintained distinctive vowel-length (the best précis of such intra-East Slavic dialect differences remains Trubetzkoy 1924).<text:line-break/></text:span><text:span text:style-name="T43">My comprehensive phonemic indexing of texts would allow us to look for signs of such correlations, because not only could I easily quantify the extent of the Jer Shift, I could also quickly look for signs of vowel-length (like loss of inter-vocalic /j/ and contraction in e.g. *aje or *oje groups, in e.g. long-adjectives or the 3sg. pres. verb ending, cf. OCS ‑</text:span><text:span text:style-name="Default_20_Paragraph_20_Font"><text:span text:style-name="T52">аатъ</text:span></text:span><text:span text:style-name="T43"> spellings), and differences in the paradigmatisation of hard/soft consonant oppositions could be probed by studying the letters used after &lt;</text:span><text:span text:style-name="Default_20_Paragraph_20_Font"><text:span text:style-name="T52">ш ч ц ж</text:span></text:span><text:span text:style-name="T43">&gt; (do we expect e.g. &lt;</text:span><text:span text:style-name="Default_20_Paragraph_20_Font"><text:span text:style-name="T52">ю ѭ ѧ</text:span></text:span><text:span text:style-name="T43">&gt; to be </text:span><text:span text:style-name="Default_20_Paragraph_20_Font"><text:span text:style-name="T49">more</text:span></text:span><text:span text:style-name="T43"> likely as devices for conveying the softness of such palatal-phonemes in systems like Russian </text:span><text:span text:style-name="T53">or Eastern Bulgarian </text:span><text:span text:style-name="T43">where this softness is more systematically important than it is in systems like Ukrainian</text:span><text:span text:style-name="T53"> or northern Macedonian/Serbian</text:span><text:span text:style-name="T43">?). Even things like use of a palatalisation-diacritic to distinguish LCS *ń and *ĺ before *e might hint at the lack of secondary palatalisation of LCS plain *l *n before *e, as Shevelov (1964: 490) mentions in relation to the Archangel'sk Gospel and the Izbornik 1073. Giving people (me) the ability to quickly verify the philological facts adduced in such arguments in the literature (by searching texts like those for *ńe, *ĺe etc. groups) was one of the main motivations behind my whole idea of using LCS reconstructions as phonological annotation.</text:span></text:p></text:note-body></text:note></text:span></text:span></text:p>
      <text:p text:style-name="P14"><text:span text:style-name="Hyperlink"><text:span text:style-name="T39"/></text:span></text:p>
      <text:p text:style-name="P14"><text:span text:style-name="Hyperlink"><text:span text:style-name="T38">Topic 3</text:span></text:span><text:span text:style-name="Hyperlink"><text:span text:style-name="T54">:</text:span></text:span><text:span text:style-name="Hyperlink"><text:span text:style-name="T40"> </text:span></text:span><text:span text:style-name="Hyperlink"><text:span text:style-name="T55">Comparative study of the development of the nominal declensions in various tex</text:span></text:span><text:span text:style-name="Hyperlink"><text:span text:style-name="T56">ts</text:span></text:span><text:span text:style-name="Hyperlink"><text:span text:style-name="T55">, where the Autoreconstructor's ability to find morphological deviances will be used to comprehensively study the innovations in e.g. i-stem and jo-stem nouns, to see whether systems where we expect more Russian-style secondary consonant palatalisation </text:span></text:span><text:span text:style-name="Hyperlink"><text:span text:style-name="T57">also expand their jo- and ja-stem classes. (For this some of the later non-canonical texts like the Psalterium Bononiense might be useful.)</text:span></text:span></text:p>
      <text:p text:style-name="Standard"><text:s/></text:p>
      <text:p text:style-name="P15">Timeline:</text:p>
      <text:p text:style-name="P16">The first introductory article should be finished by the end of Hilary 2026<text:span text:style-name="T58">, and the section on neural-network tagging/lemmatisation</text:span><text:span text:style-name="T59"> means</text:span><text:span text:style-name="T58"> I will be </text:span><text:span text:style-name="T59">in a position</text:span><text:span text:style-name="T58"> to tag/lemmatise the early East Slavic texts needed for </text:span><text:span text:style-name="T59">the first case-study</text:span><text:span text:style-name="T58"> </text:span><text:span text:style-name="T59">much more quickly</text:span><text:span text:style-name="T58">. Eckhoff already has some early Old Russian texts (e.g. Uspenskij Sbornik) in TOROT with manual tagging.</text:span></text:p>
      <text:p text:style-name="P17">I would expect to get the new texts fully processed by mid-summer 2026, and an article written in Michaelmas 2026.</text:p>
      <text:p text:style-name="P17"><text:soft-page-break/>The Topic 2 article would be much faster because most of the <text:span text:style-name="T60">South Slavic </text:span>texts are already digitised and lemmatised/tagged, so I think that could be finished by Hilary 2027.</text:p>
      <text:p text:style-name="P17"/>
      <text:p text:style-name="P17">Topic 3 is almost not difficult enough to deserve its own article, given that a side-effect of the Autoreconstructor is to inflection-class-mark every single word of a text, so that one should be doable in the remainder of the 2027 academic year.</text:p>
      <text:p text:style-name="P17"/>
      <text:p text:style-name="P17">I would then spend the summer of 2027 writing the introduction and conclusion of the thesis<text:span text:style-name="T61">, to</text:span> have something submittable by Michaelmas 2027.</text:p>
      <text:p text:style-name="P17"/>
      <text:p text:style-name="P18"><text:span text:style-name="T62">Simultaneously with the more focused article-writing work, </text:span>I would continue reconstructing and inflection-class-marking <text:a xlink:type="simple" xlink:href="https://github.com/12401453/torot_2023/blob/main/lemma_lists/chu_lemmas_master.xlsx" office:target-frame-name="_top" xlink:show="replace" text:style-name="Internet_20_link" text:visited-style-name="Visited_20_Internet_20_Link">OCS</text:a> and <text:a xlink:type="simple" xlink:href="https://github.com/12401453/torot_2023/blob/main/lemma_lists/orv_lemmas_master.xlsx" office:target-frame-name="_top" xlink:show="replace" text:style-name="Internet_20_link" text:visited-style-name="Visited_20_Internet_20_Link">Old Russian</text:a><text:span text:style-name="Footnote_20_Reference"><text:note text:id="ftn4" text:note-class="footnote"><text:note-citation>4</text:note-citation><text:note-body><text:p text:style-name="Footnote">Most of the texts in the Old Russian part of TOROT are too late to be sensibly autoreconstructed (the main exceptions being Uspenskij Sbornik, the First Novgorod Chronicle, and Russkaja Pravda)<text:span text:style-name="T63">. </text:span>The quality of the manual-tagging is also noticeably worse than that of the OCS texts.</text:p></text:note-body></text:note></text:span> lemmas. The recent digitisation of the two OCS dictionaries (the <text:span text:style-name="Default_20_Paragraph_20_Font"><text:span text:style-name="T24">Slovník nejstarších staroslověnských památek</text:span></text:span> for canonical OCS and the <text:span text:style-name="Default_20_Paragraph_20_Font"><text:span text:style-name="T24">Slovník jazyka staroslověnského </text:span></text:span>which also includes later manuscripts) at <text:a xlink:type="simple" xlink:href="http://gorazd.org/gulliver/" office:target-frame-name="_top" xlink:show="replace" text:style-name="Internet_20_link" text:visited-style-name="Visited_20_Internet_20_Link">http://gorazd.org/gulliver/</text:a> means that a full list of canonical OCS lemmas can be extracted (via web-scraping; cf. the dictionary-widget on <text:a xlink:type="simple" xlink:href="https://ocstexts.co.uk/" text:style-name="Internet_20_link" text:visited-style-name="Visited_20_Internet_20_Link">ocstexts.co.uk</text:a> which just <text:span text:style-name="T19">lifts</text:span> the data of individual entries) and added to my lemma-spreadsheet even before they are encountered in annotated texts, so even as-yet out-of-vocabulary (i.e. not-in-the-training-data) lemmas should be available to automatic lemmatisation methods.</text:p>
      <text:p text:style-name="P17"><text:s/></text:p>
      <text:p text:style-name="P19">References</text:p>
      <text:p text:style-name="Standard">Berdičevskis, A., Eckhoff, H., &amp; Gavrilova, T. (2016). The beginning of a beautiful friendship: Rulebased and statistical analysis of Middle Russian. In <text:span text:style-name="T24">Computational linguistics and intellectual technologies. Proceedings of Dialogue 16</text:span>. Moscow.</text:p>
      <text:p text:style-name="Standard">Padgett, J., 2001<text:span text:style-name="T64">.</text:span> <text:span text:style-name="T24">Contrast and Post-Velar Fronting in Russian</text:span><text:span text:style-name="T64">.</text:span> <text:span text:style-name="T65">Natural Language &amp; Linguistic Theory, Vol. 21, No.1</text:span><text:span text:style-name="T66">.</text:span> pp. 39-87</text:p>
      <text:p text:style-name="Standard">Rabus, Achim. 2019. <text:span text:style-name="T24">Recognizing Handwritten Text in Slavic Manuscripts: a Neural-Network Approach Using Transkribus.</text:span> Scripta &amp; e-Scripta 19, 9–32.</text:p>
      <text:p text:style-name="Standard">Rabus, Achim; Besters-Dilger, Juliane. 2021. <text:span text:style-name="T24">Neural Morphological Tagging for Slavic: Strengths and Weaknesses.</text:span> Scripta &amp; e-Scripta 21, 79–92.</text:p>
      <text:p text:style-name="Standard">Shevelov, George Y. 1956. Konsonanten vor e, i in den protoukrainischen Dialekten. In Bräuer, Herbert &amp; Woltner, Margarete (eds.), <text:span text:style-name="T24">Festschrift für Max Vasmer zum 70. Geburtstag</text:span>, 482–494. Wiesbaden.</text:p>
      <text:p text:style-name="Standard">Townsend, Charles E. &amp; Janda, Laura A. 1996. <text:span text:style-name="Default_20_Paragraph_20_Font"><text:span text:style-name="T24">Common and comparative Slavic: Phonology and inflection. With special attention to Russian, Polish, Czech, Serbo-Croatian, Bulgarian</text:span></text:span>. Columbus (Ohio).</text:p>
      <text:p text:style-name="Standard">Trubetzkoy, N. 1924. <text:span text:style-name="T24">Einiges über die russische Lautentwicklung und die Auflösung der gemeinrussischen Spracheinheit.</text:span> Zeitschrift für slavische Philologie 1(3–4). 287–31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Symbol" svg:font-family="Symbol" style:font-family-generic="roman" style:font-pitch="variable" style:font-charset="x-symbol"/>
  </office:font-face-decls>
  <office:styles>
    <style:default-style style:family="graphic">
      <style:graphic-properties draw:stroke="solid" svg:stroke-width="0.035cm" svg:stroke-color="#2f528f" svg:stroke-opacity="100%"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247cm" fo:margin-bottom="0cm" style:contextual-spacing="false" fo:hyphenation-ladder-count="no-limit" fo:hyphenation-keep="auto" loext:hyphenation-keep-type="column" loext:hyphenation-keep-line="false"/>
      <style:text-properties style:font-name="Liberation Serif" fo:font-family="'Liberation Serif'" style:font-family-generic="roman" style:font-pitch="variable" fo:font-weight="bold" style:font-name-asian="Source Han Sans CN" style:font-family-asian="'Source Han Sans CN'" style:font-family-generic-asian="system" style:font-pitch-asian="variable" style:font-weight-asian="bold" style:font-name-complex="Noto Sans Devanagari" style:font-family-complex="'Noto Sans Devanagari'" style:font-family-generic-complex="system" style:font-pitch-complex="variable"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fo:hyphenation-keep="auto" loext:hyphenation-keep-type="column" loext:hyphenation-keep-line="false"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6cm" fo:hyphenation-ladder-count="no-limit" fo:hyphenation-keep="auto" loext:hyphenation-keep-type="column" loext:hyphenation-keep-line="false" fo:text-indent="-0.6cm"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1.1$Linux_X86_64 LibreOffice_project/580$Build-1</meta:generator>
    <meta:initial-creator>Joseph Winslow</meta:initial-creator>
    <meta:creation-date>2025-10-21T14:38:00Z</meta:creation-date>
    <dc:date>2025-11-04T01:10:07.189478510</dc:date>
    <meta:editing-cycles>266</meta:editing-cycles>
    <meta:editing-duration>PT21H14S</meta:editing-duration>
    <meta:document-statistic meta:table-count="0" meta:image-count="0" meta:object-count="0" meta:page-count="3" meta:paragraph-count="37" meta:word-count="1909" meta:character-count="12604" meta:non-whitespace-character-count="10729"/>
    <meta:template xlink:type="simple" xlink:actuate="onRequest" xlink:title="" xlink:href="Normal"/>
  </office:meta>
</office:document-meta>
</file>